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23cm"/>
    </style:style>
    <style:style style:name="co2" style:family="table-column">
      <style:table-column-properties fo:break-before="auto" style:column-width="3.856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3.69cm"/>
    </style:style>
    <style:style style:name="co5" style:family="table-column">
      <style:table-column-properties fo:break-before="auto" style:column-width="2.358cm"/>
    </style:style>
    <style:style style:name="co6" style:family="table-column">
      <style:table-column-properties fo:break-before="auto" style:column-width="8.991cm"/>
    </style:style>
    <style:style style:name="co7" style:family="table-column">
      <style:table-column-properties fo:break-before="auto" style:column-width="4.49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The following crops can be grown in central europe at the dates specified although they are not native there.</text:p>
          </table:table-cell>
          <table:table-cell table:number-columns-repeated="6"/>
        </table:table-row>
        <table:table-row table:style-name="ro1">
          <table:table-cell office:value-type="string">
            <text:p>Crop rotation should be practiced, growing a different plant family on the same piece of land each year.</text:p>
          </table:table-cell>
          <table:table-cell table:number-columns-repeated="6"/>
        </table:table-row>
        <table:table-row table:style-name="ro1">
          <table:table-cell office:value-type="string">
            <text:p>For this reason, the crops have been divided in the table below on plant families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The sowing is best done in trays, in a greenhouse. The soil to be used herefore is best composed of 33% garden soil, 33% compost, 33% sand.</text:p>
          </table:table-cell>
          <table:table-cell table:number-columns-repeated="6"/>
        </table:table-row>
        <table:table-row table:style-name="ro1">
          <table:table-cell office:value-type="string">
            <text:p>It is best to sow leaf crops between new moon and full moon and root crops between full moon and new moon. </text:p>
          </table:table-cell>
          <table:table-cell table:number-columns-repeated="6"/>
        </table:table-row>
        <table:table-row table:style-name="ro1">
          <table:table-cell office:value-type="string">
            <text:p>After germination oft the seeds, the plants can be planted out outside.</text:p>
          </table:table-cell>
          <table:table-cell table:number-columns-repeated="6"/>
        </table:table-row>
        <table:table-row table:style-name="ro1">
          <table:table-cell office:value-type="string">
            <text:p>The young plants are best covered with fleece, mesh or netting to protect them from frost (which can occur untill may), and pests (birds, slugs, flies, ...)</text:p>
          </table:table-cell>
          <table:table-cell table:number-columns-repeated="6"/>
        </table:table-row>
        <table:table-row table:style-name="ro1">
          <table:table-cell office:value-type="string">
            <text:p>You can remove the fleece, mesh or netting once the plants have grown to a decent size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uccession planting is best practiced, to keep most of the soil covered, reducing weed growth. Mulching too should be done for the same reason.</text:p>
          </table:table-cell>
          <table:table-cell table:number-columns-repeated="6"/>
        </table:table-row>
        <table:table-row table:style-name="ro1">
          <table:table-cell office:value-type="string">
            <text:p>Compost can be placed on top of the soil in autumn/winter or at other times of the year when nothing is grown on the patch. This helps to replenish the soil</text:p>
          </table:table-cell>
          <table:table-cell table:number-columns-repeated="6"/>
        </table:table-row>
        <table:table-row table:style-name="ro1">
          <table:table-cell office:value-type="string">
            <text:p>and avoid the need of a three- or four-field crop rotation system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The crops should also be grown without pesticides, chemical fertilisers.</text:p>
          </table:table-cell>
          <table:table-cell table:number-columns-repeated="6"/>
        </table:table-row>
        <table:table-row table:style-name="ro1">
          <table:table-cell office:value-type="string">
            <text:p>Shoveling/plowing of the patches too should be avoided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ant family</text:p>
          </table:table-cell>
          <table:table-cell office:value-type="string">
            <text:p>Crops</text:p>
          </table:table-cell>
          <table:table-cell office:value-type="string">
            <text:p>sowing date</text:p>
          </table:table-cell>
          <table:table-cell office:value-type="string">
            <text:p>harvest date</text:p>
          </table:table-cell>
          <table:table-cell office:value-type="string">
            <text:p>plant spacing</text:p>
          </table:table-cell>
          <table:table-cell office:value-type="string">
            <text:p>cultivar</text:p>
          </table:table-cell>
          <table:table-cell office:value-type="string">
            <text:p>origin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Amaranthaceae</text:p>
          </table:table-cell>
          <table:table-cell office:value-type="string">
            <text:p>table beet (summer)</text:p>
          </table:table-cell>
          <table:table-cell office:value-type="string">
            <text:p>february-april</text:p>
          </table:table-cell>
          <table:table-cell office:value-type="string">
            <text:p>may-august</text:p>
          </table:table-cell>
          <table:table-cell office:value-type="string">
            <text:p>30x30</text:p>
          </table:table-cell>
          <table:table-cell office:value-type="string">
            <text:p>Boltardy</text:p>
          </table:table-cell>
          <table:table-cell/>
        </table:table-row>
        <table:table-row table:style-name="ro1">
          <table:table-cell/>
          <table:table-cell office:value-type="string">
            <text:p>table beet (winter)</text:p>
          </table:table-cell>
          <table:table-cell office:value-type="string">
            <text:p>june-july</text:p>
          </table:table-cell>
          <table:table-cell office:value-type="string">
            <text:p>August-october</text:p>
          </table:table-cell>
          <table:table-cell/>
          <table:table-cell office:value-type="string">
            <text:p>Boltardy, Cheltenham, Golden</text:p>
          </table:table-cell>
          <table:table-cell/>
        </table:table-row>
        <table:table-row table:style-name="ro1">
          <table:table-cell/>
          <table:table-cell office:value-type="string">
            <text:p>chard</text:p>
          </table:table-cell>
          <table:table-cell office:value-type="string">
            <text:p>june-august</text:p>
          </table:table-cell>
          <table:table-cell office:value-type="string">
            <text:p>March-may</text:p>
          </table:table-cell>
          <table:table-cell office:value-type="string">
            <text:p>20x2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pinach</text:p>
          </table:table-cell>
          <table:table-cell office:value-type="string">
            <text:p>February-july</text:p>
          </table:table-cell>
          <table:table-cell office:value-type="string">
            <text:p>May</text:p>
          </table:table-cell>
          <table:table-cell office:value-type="string">
            <text:p>5x30</text:p>
          </table:table-cell>
          <table:table-cell office:value-type="string">
            <text:p>Giant Winter, Medania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Amaryllidaceae</text:p>
          </table:table-cell>
          <table:table-cell office:value-type="string">
            <text:p>onion (early)</text:p>
          </table:table-cell>
          <table:table-cell office:value-type="string">
            <text:p>September-october</text:p>
          </table:table-cell>
          <table:table-cell office:value-type="string">
            <text:p>May</text:p>
          </table:table-cell>
          <table:table-cell office:value-type="string">
            <text:p>10x30</text:p>
          </table:table-cell>
          <table:table-cell office:value-type="string">
            <text:p>Radar, Sensyu Semi Globe Yellow, Electric</text:p>
          </table:table-cell>
          <table:table-cell/>
        </table:table-row>
        <table:table-row table:style-name="ro1">
          <table:table-cell/>
          <table:table-cell office:value-type="string">
            <text:p>onion (maincrop)</text:p>
          </table:table-cell>
          <table:table-cell office:value-type="string">
            <text:p>february-april</text:p>
          </table:table-cell>
          <table:table-cell office:value-type="string">
            <text:p>July-august</text:p>
          </table:table-cell>
          <table:table-cell office:value-type="string">
            <text:p>25x25</text:p>
          </table:table-cell>
          <table:table-cell office:value-type="string">
            <text:p>Santero, Sturon, Long Red Florence, Purplette</text:p>
          </table:table-cell>
          <table:table-cell/>
        </table:table-row>
        <table:table-row table:style-name="ro1">
          <table:table-cell/>
          <table:table-cell office:value-type="string">
            <text:p>shallot</text:p>
          </table:table-cell>
          <table:table-cell office:value-type="string">
            <text:p>January-march</text:p>
          </table:table-cell>
          <table:table-cell office:value-type="string">
            <text:p>July</text:p>
          </table:table-cell>
          <table:table-cell office:value-type="string">
            <text:p>10x30</text:p>
          </table:table-cell>
          <table:table-cell office:value-type="string">
            <text:p>Golden Gourmet, Red Sun</text:p>
          </table:table-cell>
          <table:table-cell/>
        </table:table-row>
        <table:table-row table:style-name="ro1">
          <table:table-cell/>
          <table:table-cell office:value-type="string">
            <text:p>garlic</text:p>
          </table:table-cell>
          <table:table-cell office:value-type="string">
            <text:p>October-november</text:p>
          </table:table-cell>
          <table:table-cell office:value-type="string">
            <text:p>May-july</text:p>
          </table:table-cell>
          <table:table-cell office:value-type="string">
            <text:p>15x15</text:p>
          </table:table-cell>
          <table:table-cell office:value-type="string">
            <text:p>Germidour, Solent White</text:p>
          </table:table-cell>
          <table:table-cell/>
        </table:table-row>
        <table:table-row table:style-name="ro1">
          <table:table-cell/>
          <table:table-cell office:value-type="string">
            <text:p>leek (early)</text:p>
          </table:table-cell>
          <table:table-cell office:value-type="string">
            <text:p>March-june</text:p>
          </table:table-cell>
          <table:table-cell office:value-type="string">
            <text:p>August-november</text:p>
          </table:table-cell>
          <table:table-cell office:value-type="string">
            <text:p>8x30</text:p>
          </table:table-cell>
          <table:table-cell office:value-type="string">
            <text:p>Swiss Giant</text:p>
          </table:table-cell>
          <table:table-cell/>
        </table:table-row>
        <table:table-row table:style-name="ro1">
          <table:table-cell/>
          <table:table-cell office:value-type="string">
            <text:p>leek (late)</text:p>
          </table:table-cell>
          <table:table-cell office:value-type="string">
            <text:p>July-august</text:p>
          </table:table-cell>
          <table:table-cell office:value-type="string">
            <text:p>December-march</text:p>
          </table:table-cell>
          <table:table-cell office:value-type="string">
            <text:p>8x30</text:p>
          </table:table-cell>
          <table:table-cell office:value-type="string">
            <text:p>Musselburgh, Bandit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Asteraceae</text:p>
          </table:table-cell>
          <table:table-cell office:value-type="string">
            <text:p>artichoke (globe)</text:p>
          </table:table-cell>
          <table:table-cell office:value-type="string">
            <text:p>March-may</text:p>
          </table:table-cell>
          <table:table-cell office:value-type="string">
            <text:p>July</text:p>
          </table:table-cell>
          <table:table-cell office:value-type="string">
            <text:p>100x100</text:p>
          </table:table-cell>
          <table:table-cell office:value-type="string">
            <text:p>Green Globe, Romanesco</text:p>
          </table:table-cell>
          <table:table-cell/>
        </table:table-row>
        <table:table-row table:style-name="ro1">
          <table:table-cell/>
          <table:table-cell office:value-type="string">
            <text:p>artichoke (Jerusalem)</text:p>
          </table:table-cell>
          <table:table-cell office:value-type="string">
            <text:p>March-may</text:p>
          </table:table-cell>
          <table:table-cell office:value-type="string">
            <text:p>October-november</text:p>
          </table:table-cell>
          <table:table-cell office:value-type="string">
            <text:p>60x60</text:p>
          </table:table-cell>
          <table:table-cell office:value-type="string">
            <text:p>Fuseau, Gerard</text:p>
          </table:table-cell>
          <table:table-cell/>
        </table:table-row>
        <table:table-row table:style-name="ro1">
          <table:table-cell/>
          <table:table-cell office:value-type="string">
            <text:p>common salsify</text:p>
          </table:table-cell>
          <table:table-cell office:value-type="string">
            <text:p>April-june</text:p>
          </table:table-cell>
          <table:table-cell office:value-type="string">
            <text:p>November-december</text:p>
          </table:table-cell>
          <table:table-cell office:value-type="string">
            <text:p>15x3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panish salsify</text:p>
          </table:table-cell>
          <table:table-cell office:value-type="string">
            <text:p>May-june</text:p>
          </table:table-cell>
          <table:table-cell office:value-type="string">
            <text:p>November-december</text:p>
          </table:table-cell>
          <table:table-cell office:value-type="string">
            <text:p>15x3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ruciferae</text:p>
          </table:table-cell>
          <table:table-cell office:value-type="string">
            <text:p>radish</text:p>
          </table:table-cell>
          <table:table-cell office:value-type="string">
            <text:p>March-august</text:p>
          </table:table-cell>
          <table:table-cell office:value-type="string">
            <text:p>April-september</text:p>
          </table:table-cell>
          <table:table-cell office:value-type="string">
            <text:p>1x25</text:p>
          </table:table-cell>
          <table:table-cell office:value-type="string">
            <text:p>French Breakfast, Sparkler</text:p>
          </table:table-cell>
          <table:table-cell/>
        </table:table-row>
        <table:table-row table:style-name="ro1">
          <table:table-cell/>
          <table:table-cell office:value-type="string">
            <text:p>leaf radish</text:p>
          </table:table-cell>
          <table:table-cell office:value-type="string">
            <text:p>August-september</text:p>
          </table:table-cell>
          <table:table-cell office:value-type="string">
            <text:p>september</text:p>
          </table:table-cell>
          <table:table-cell office:value-type="string">
            <text:p>5x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ibuna</text:p>
          </table:table-cell>
          <table:table-cell office:value-type="string">
            <text:p>August-september</text:p>
          </table:table-cell>
          <table:table-cell office:value-type="string">
            <text:p>september</text:p>
          </table:table-cell>
          <table:table-cell office:value-type="string">
            <text:p>3x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izuna</text:p>
          </table:table-cell>
          <table:table-cell office:value-type="string">
            <text:p>July-september</text:p>
          </table:table-cell>
          <table:table-cell office:value-type="string">
            <text:p>september</text:p>
          </table:table-cell>
          <table:table-cell office:value-type="string">
            <text:p>3x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higuku</text:p>
          </table:table-cell>
          <table:table-cell office:value-type="string">
            <text:p>July-september</text:p>
          </table:table-cell>
          <table:table-cell office:value-type="string">
            <text:p>May</text:p>
          </table:table-cell>
          <table:table-cell office:value-type="string">
            <text:p>3x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eaf mustard</text:p>
          </table:table-cell>
          <table:table-cell office:value-type="string">
            <text:p>July-september</text:p>
          </table:table-cell>
          <table:table-cell office:value-type="string">
            <text:p>september</text:p>
          </table:table-cell>
          <table:table-cell office:value-type="string">
            <text:p>3x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ak choi</text:p>
          </table:table-cell>
          <table:table-cell office:value-type="string">
            <text:p>April-july</text:p>
          </table:table-cell>
          <table:table-cell office:value-type="string">
            <text:p>august</text:p>
          </table:table-cell>
          <table:table-cell office:value-type="string">
            <text:p>10x1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ocket (cultivated)</text:p>
          </table:table-cell>
          <table:table-cell office:value-type="string">
            <text:p>August-september</text:p>
          </table:table-cell>
          <table:table-cell office:value-type="string">
            <text:p>september</text:p>
          </table:table-cell>
          <table:table-cell office:value-type="string">
            <text:p>8x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ocket (wild)</text:p>
          </table:table-cell>
          <table:table-cell office:value-type="string">
            <text:p>July-august</text:p>
          </table:table-cell>
          <table:table-cell office:value-type="string">
            <text:p>October-november</text:p>
          </table:table-cell>
          <table:table-cell office:value-type="string">
            <text:p>8x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kale</text:p>
          </table:table-cell>
          <table:table-cell office:value-type="string">
            <text:p>June-july</text:p>
          </table:table-cell>
          <table:table-cell office:value-type="string">
            <text:p>September-april</text:p>
          </table:table-cell>
          <table:table-cell office:value-type="string">
            <text:p>45x45</text:p>
          </table:table-cell>
          <table:table-cell office:value-type="string">
            <text:p>Sutherland, Red Russian</text:p>
          </table:table-cell>
          <table:table-cell/>
        </table:table-row>
        <table:table-row table:style-name="ro1">
          <table:table-cell/>
          <table:table-cell office:value-type="string">
            <text:p>land cress</text:p>
          </table:table-cell>
          <table:table-cell office:value-type="string">
            <text:p>July-august</text:p>
          </table:table-cell>
          <table:table-cell office:value-type="string">
            <text:p>september</text:p>
          </table:table-cell>
          <table:table-cell office:value-type="string">
            <text:p>6x3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bbage (spring)</text:p>
          </table:table-cell>
          <table:table-cell office:value-type="string">
            <text:p>February-march</text:p>
          </table:table-cell>
          <table:table-cell office:value-type="string">
            <text:p>june</text:p>
          </table:table-cell>
          <table:table-cell office:value-type="string">
            <text:p>30x30</text:p>
          </table:table-cell>
          <table:table-cell office:value-type="string">
            <text:p>Derby Day, Greyhound</text:p>
          </table:table-cell>
          <table:table-cell/>
        </table:table-row>
        <table:table-row table:style-name="ro1">
          <table:table-cell/>
          <table:table-cell office:value-type="string">
            <text:p>cabbage (winter)</text:p>
          </table:table-cell>
          <table:table-cell office:value-type="string">
            <text:p>May-june</text:p>
          </table:table-cell>
          <table:table-cell office:value-type="string">
            <text:p>november</text:p>
          </table:table-cell>
          <table:table-cell office:value-type="string">
            <text:p>50x50</text:p>
          </table:table-cell>
          <table:table-cell office:value-type="string">
            <text:p>Filderkraut, January King, Marner Lagerrot</text:p>
          </table:table-cell>
          <table:table-cell/>
        </table:table-row>
        <table:table-row table:style-name="ro1">
          <table:table-cell/>
          <table:table-cell office:value-type="string">
            <text:p>Brussels sprout</text:p>
          </table:table-cell>
          <table:table-cell office:value-type="string">
            <text:p>April-may</text:p>
          </table:table-cell>
          <table:table-cell office:value-type="string">
            <text:p>October-march</text:p>
          </table:table-cell>
          <table:table-cell office:value-type="string">
            <text:p>60x60</text:p>
          </table:table-cell>
          <table:table-cell office:value-type="string">
            <text:p>Noisette, Rubine</text:p>
          </table:table-cell>
          <table:table-cell/>
        </table:table-row>
        <table:table-row table:style-name="ro1">
          <table:table-cell/>
          <table:table-cell office:value-type="string">
            <text:p>turnip</text:p>
          </table:table-cell>
          <table:table-cell office:value-type="string">
            <text:p>March &amp; august</text:p>
          </table:table-cell>
          <table:table-cell office:value-type="string">
            <text:p>May &amp; september</text:p>
          </table:table-cell>
          <table:table-cell office:value-type="string">
            <text:p>5x30</text:p>
          </table:table-cell>
          <table:table-cell office:value-type="string">
            <text:p>Purple Top Milan</text:p>
          </table:table-cell>
          <table:table-cell/>
        </table:table-row>
        <table:table-row table:style-name="ro1">
          <table:table-cell/>
          <table:table-cell office:value-type="string">
            <text:p>swede</text:p>
          </table:table-cell>
          <table:table-cell office:value-type="string">
            <text:p>june</text:p>
          </table:table-cell>
          <table:table-cell office:value-type="string">
            <text:p>September-april</text:p>
          </table:table-cell>
          <table:table-cell office:value-type="string">
            <text:p>30x30</text:p>
          </table:table-cell>
          <table:table-cell office:value-type="string">
            <text:p>Joan</text:p>
          </table:table-cell>
          <table:table-cell/>
        </table:table-row>
        <table:table-row table:style-name="ro1">
          <table:table-cell/>
          <table:table-cell office:value-type="string">
            <text:p>broccoli</text:p>
          </table:table-cell>
          <table:table-cell office:value-type="string">
            <text:p>April-july</text:p>
          </table:table-cell>
          <table:table-cell office:value-type="string">
            <text:p>July-october</text:p>
          </table:table-cell>
          <table:table-cell office:value-type="string">
            <text:p>40x40</text:p>
          </table:table-cell>
          <table:table-cell office:value-type="string">
            <text:p>Green Sprouting</text:p>
          </table:table-cell>
          <table:table-cell/>
        </table:table-row>
        <table:table-row table:style-name="ro1">
          <table:table-cell/>
          <table:table-cell office:value-type="string">
            <text:p>kohlrabi</text:p>
          </table:table-cell>
          <table:table-cell office:value-type="string">
            <text:p>april</text:p>
          </table:table-cell>
          <table:table-cell office:value-type="string">
            <text:p>June-july</text:p>
          </table:table-cell>
          <table:table-cell office:value-type="string">
            <text:p>25x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uliflower</text:p>
          </table:table-cell>
          <table:table-cell office:value-type="string">
            <text:p>April-july</text:p>
          </table:table-cell>
          <table:table-cell office:value-type="string">
            <text:p>July-november</text:p>
          </table:table-cell>
          <table:table-cell office:value-type="string">
            <text:p>50x50</text:p>
          </table:table-cell>
          <table:table-cell office:value-type="string">
            <text:p>All the Year Round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ucurbitaceae</text:p>
          </table:table-cell>
          <table:table-cell office:value-type="string">
            <text:p>winter squash</text:p>
          </table:table-cell>
          <table:table-cell office:value-type="string">
            <text:p>may</text:p>
          </table:table-cell>
          <table:table-cell office:value-type="string">
            <text:p>September-october</text:p>
          </table:table-cell>
          <table:table-cell office:value-type="string">
            <text:p>100x150</text:p>
          </table:table-cell>
          <table:table-cell office:value-type="string">
            <text:p>Uchiki Kuri, Butternut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Fabaceae</text:p>
          </table:table-cell>
          <table:table-cell office:value-type="string">
            <text:p>bean (broad)</text:p>
          </table:table-cell>
          <table:table-cell office:value-type="string">
            <text:p>february-april</text:p>
          </table:table-cell>
          <table:table-cell office:value-type="string">
            <text:p>July-august</text:p>
          </table:table-cell>
          <table:table-cell office:value-type="string">
            <text:p>45x10</text:p>
          </table:table-cell>
          <table:table-cell office:value-type="string">
            <text:p>Masterpiece Green Longpod, The Sutton</text:p>
          </table:table-cell>
          <table:table-cell/>
        </table:table-row>
        <table:table-row table:style-name="ro1">
          <table:table-cell/>
          <table:table-cell office:value-type="string">
            <text:p>bean (French)</text:p>
          </table:table-cell>
          <table:table-cell office:value-type="string">
            <text:p>May-july</text:p>
          </table:table-cell>
          <table:table-cell office:value-type="string">
            <text:p>July</text:p>
          </table:table-cell>
          <table:table-cell office:value-type="string">
            <text:p>40x40</text:p>
          </table:table-cell>
          <table:table-cell office:value-type="string">
            <text:p>Borlotta Di Lingua Foco, Blauhilde, Helda, Westlandse</text:p>
          </table:table-cell>
          <table:table-cell/>
        </table:table-row>
        <table:table-row table:style-name="ro1">
          <table:table-cell/>
          <table:table-cell office:value-type="string">
            <text:p>pea</text:p>
          </table:table-cell>
          <table:table-cell office:value-type="string">
            <text:p>March-april</text:p>
          </table:table-cell>
          <table:table-cell office:value-type="string">
            <text:p>June-july</text:p>
          </table:table-cell>
          <table:table-cell office:value-type="string">
            <text:p>150x8</text:p>
          </table:table-cell>
          <table:table-cell office:value-type="string">
            <text:p>Greenshaft, Norli, Onward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olanaceae</text:p>
          </table:table-cell>
          <table:table-cell office:value-type="string">
            <text:p>potato (early)</text:p>
          </table:table-cell>
          <table:table-cell office:value-type="string">
            <text:p>March-april</text:p>
          </table:table-cell>
          <table:table-cell office:value-type="string">
            <text:p>May-july</text:p>
          </table:table-cell>
          <table:table-cell office:value-type="string">
            <text:p>30x40</text:p>
          </table:table-cell>
          <table:table-cell office:value-type="string">
            <text:p>Sprint, Charlotte</text:p>
          </table:table-cell>
          <table:table-cell/>
        </table:table-row>
        <table:table-row table:style-name="ro2">
          <table:table-cell/>
          <table:table-cell office:value-type="string">
            <text:p>potato (2<text:span text:style-name="T1">nd</text:span> early)</text:p>
          </table:table-cell>
          <table:table-cell office:value-type="string">
            <text:p>April-may</text:p>
          </table:table-cell>
          <table:table-cell office:value-type="string">
            <text:p>July-september</text:p>
          </table:table-cell>
          <table:table-cell office:value-type="string">
            <text:p>30x40</text:p>
          </table:table-cell>
          <table:table-cell office:value-type="string">
            <text:p>Remarka, Sarpo Mira</text:p>
          </table:table-cell>
          <table:table-cell/>
        </table:table-row>
        <table:table-row table:style-name="ro1">
          <table:table-cell/>
          <table:table-cell office:value-type="string">
            <text:p>tomato (tall, outdoor)</text:p>
          </table:table-cell>
          <table:table-cell office:value-type="string">
            <text:p>march</text:p>
          </table:table-cell>
          <table:table-cell office:value-type="string">
            <text:p>August-october</text:p>
          </table:table-cell>
          <table:table-cell office:value-type="string">
            <text:p>50x5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Umbellifereae</text:p>
          </table:table-cell>
          <table:table-cell office:value-type="string">
            <text:p>carrot (summer)</text:p>
          </table:table-cell>
          <table:table-cell office:value-type="string">
            <text:p>March-april</text:p>
          </table:table-cell>
          <table:table-cell office:value-type="string">
            <text:p>June-august</text:p>
          </table:table-cell>
          <table:table-cell office:value-type="string">
            <text:p>1x30</text:p>
          </table:table-cell>
          <table:table-cell office:value-type="string">
            <text:p>Early Nantes</text:p>
          </table:table-cell>
          <table:table-cell/>
        </table:table-row>
        <table:table-row table:style-name="ro1">
          <table:table-cell/>
          <table:table-cell office:value-type="string">
            <text:p>carrot (winter)</text:p>
          </table:table-cell>
          <table:table-cell office:value-type="string">
            <text:p>june</text:p>
          </table:table-cell>
          <table:table-cell office:value-type="string">
            <text:p>october</text:p>
          </table:table-cell>
          <table:table-cell office:value-type="string">
            <text:p>2x30</text:p>
          </table:table-cell>
          <table:table-cell office:value-type="string">
            <text:p>Early Nantes, Berlicum</text:p>
          </table:table-cell>
          <table:table-cell/>
        </table:table-row>
        <table:table-row table:style-name="ro1">
          <table:table-cell/>
          <table:table-cell office:value-type="string">
            <text:p>celery</text:p>
          </table:table-cell>
          <table:table-cell office:value-type="string">
            <text:p>April-june</text:p>
          </table:table-cell>
          <table:table-cell office:value-type="string">
            <text:p>August-november</text:p>
          </table:table-cell>
          <table:table-cell office:value-type="string">
            <text:p>25x25</text:p>
          </table:table-cell>
          <table:table-cell office:value-type="string">
            <text:p>Golden Self Blanching, Green Utah</text:p>
          </table:table-cell>
          <table:table-cell/>
        </table:table-row>
        <table:table-row table:style-name="ro1">
          <table:table-cell/>
          <table:table-cell office:value-type="string">
            <text:p>parsnip</text:p>
          </table:table-cell>
          <table:table-cell office:value-type="string">
            <text:p>March-may</text:p>
          </table:table-cell>
          <table:table-cell office:value-type="string">
            <text:p>october</text:p>
          </table:table-cell>
          <table:table-cell office:value-type="string">
            <text:p>10x30</text:p>
          </table:table-cell>
          <table:table-cell office:value-type="string">
            <text:p>White Gem</text:p>
          </table:table-cell>
          <table:table-cell/>
        </table:table-row>
        <table:table-row table:style-name="ro1">
          <table:table-cell/>
          <table:table-cell office:value-type="string">
            <text:p>fennel</text:p>
          </table:table-cell>
          <table:table-cell office:value-type="string">
            <text:p>June-july</text:p>
          </table:table-cell>
          <table:table-cell office:value-type="string">
            <text:p>September-october</text:p>
          </table:table-cell>
          <table:table-cell office:value-type="string">
            <text:p>35x35</text:p>
          </table:table-cell>
          <table:table-cell office:value-type="string">
            <text:p>Romanesco, Zefa Fino</text:p>
          </table:table-cell>
          <table:table-cell/>
        </table:table-row>
        <table:table-row table:style-name="ro1">
          <table:table-cell/>
          <table:table-cell office:value-type="string">
            <text:p>dill</text:p>
          </table:table-cell>
          <table:table-cell office:value-type="string">
            <text:p>March-july</text:p>
          </table:table-cell>
          <table:table-cell office:value-type="string">
            <text:p>May-november</text:p>
          </table:table-cell>
          <table:table-cell office:value-type="string">
            <text:p>20x20</text:p>
          </table:table-cell>
          <table:table-cell office:value-type="string">
            <text:p>Domino, Bouquet</text:p>
          </table:table-cell>
          <table:table-cell/>
        </table:table-row>
        <table:table-row table:style-name="ro1">
          <table:table-cell/>
          <table:table-cell office:value-type="string">
            <text:p>parsley (flat)</text:p>
          </table:table-cell>
          <table:table-cell office:value-type="string">
            <text:p>February-july</text:p>
          </table:table-cell>
          <table:table-cell office:value-type="string">
            <text:p>April-september</text:p>
          </table:table-cell>
          <table:table-cell office:value-type="string">
            <text:p>25x2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other</text:p>
          </table:table-cell>
          <table:table-cell office:value-type="string">
            <text:p>endive</text:p>
          </table:table-cell>
          <table:table-cell office:value-type="string">
            <text:p>August-september</text:p>
          </table:table-cell>
          <table:table-cell office:value-type="string">
            <text:p>October-april</text:p>
          </table:table-cell>
          <table:table-cell office:value-type="string">
            <text:p>25x25</text:p>
          </table:table-cell>
          <table:table-cell office:value-type="string">
            <text:p>Bubikopf, Frenzy</text:p>
          </table:table-cell>
          <table:table-cell/>
        </table:table-row>
        <table:table-row table:style-name="ro1">
          <table:table-cell/>
          <table:table-cell office:value-type="string">
            <text:p>chicory (radicchio)</text:p>
          </table:table-cell>
          <table:table-cell office:value-type="string">
            <text:p>july</text:p>
          </table:table-cell>
          <table:table-cell office:value-type="string">
            <text:p>March-may</text:p>
          </table:table-cell>
          <table:table-cell office:value-type="string">
            <text:p>25x25</text:p>
          </table:table-cell>
          <table:table-cell office:value-type="string">
            <text:p>Palla Rossa</text:p>
          </table:table-cell>
          <table:table-cell/>
        </table:table-row>
        <table:table-row table:style-name="ro1">
          <table:table-cell/>
          <table:table-cell office:value-type="string">
            <text:p>asparagus</text:p>
          </table:table-cell>
          <table:table-cell office:value-type="string">
            <text:p>March-july</text:p>
          </table:table-cell>
          <table:table-cell office:value-type="string">
            <text:p>April-june (5 yrs later)</text:p>
          </table:table-cell>
          <table:table-cell office:value-type="string">
            <text:p>60x75</text:p>
          </table:table-cell>
          <table:table-cell office:value-type="string">
            <text:p>Connovers Colossal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Notes: for the plant spacing: the first number means the space (in cm) between the plants, the second number means the space between the rows.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8">08/01/2018</text:date>, <text:time>16:59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tjens </meta:initial-creator>
    <meta:creation-date>2017-12-22T17:27:25.04</meta:creation-date>
    <meta:generator>OpenOffice/4.1.1$Win32 OpenOffice.org_project/411m6$Build-9775</meta:generator>
    <dc:date>2018-01-08T16:59:28.60</dc:date>
    <dc:creator>Lutjens </dc:creator>
    <meta:editing-duration>PT3H38M11S</meta:editing-duration>
    <meta:editing-cycles>14</meta:editing-cycles>
    <meta:document-statistic meta:table-count="1" meta:cell-count="264" meta:object-count="0"/>
  </office:meta>
</office:document-meta>
</file>